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victims-and-offenders-age-gende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victims-and-offenders-age-gende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Under 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10--1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13--1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6">
            <text:p>1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8">
            <text:p>1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9">
            <text:p>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4">
            <text:p>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25-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8">
            <text:p>128</text:p>
          </table:table-cell>
          <table:table-cell table:style-name="ce21" office:value-type="float" office:value="188">
            <text:p>18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30-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169">
            <text:p>16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35-3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132">
            <text:p>13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40-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45-4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50-5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55-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60-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65 &amp; Ove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42">
            <text:p>1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3">
            <text:p>53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487">
            <text:p>1487</text:p>
          </table:table-cell>
          <table:table-cell table:style-name="ce21" office:value-type="float" office:value="1543">
            <text:p>154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0">
            <text:p>60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59">
            <text:p>959</text:p>
          </table:table-cell>
          <table:table-cell table:style-name="ce21" office:value-type="float" office:value="765">
            <text:p>76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94">
            <text:p>494</text:p>
          </table:table-cell>
          <table:table-cell table:style-name="ce21" office:value-type="float" office:value="730">
            <text:p>73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m. Ind. or Alaskan Nativ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sian or Pacific Isl.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0">
            <text:p>60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487">
            <text:p>1487</text:p>
          </table:table-cell>
          <table:table-cell table:style-name="ce21" office:value-type="float" office:value="1543">
            <text:p>154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0">
            <text:p>6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victims-and-offenders-age-gende" style:display-name="PageStyle_victims-and-offenders-age-gende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